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mpilador Z80-Pascal</text:p>
      <text:table-of-content text:style-name="Sect1" text:protected="true" text:name="Índice de contenido1">
        <text:table-of-content-source text:outline-level="2">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s</text:p>
          </text:index-title>
          <text:p text:style-name="P2">Motivación<text:tab/>1</text:p>
          <text:p text:style-name="P2">Características<text:tab/>1</text:p>
          <text:p text:style-name="P1">El lenguaje Pascal<text:tab/>1</text:p>
          <text:p text:style-name="P1">Bibliotecas<text:tab/>1</text:p>
          <text:p text:style-name="P1">Opciones del compilador<text:tab/>2</text:p>
          <text:p text:style-name="P2">Objetivos<text:tab/>2</text:p>
          <text:p text:style-name="P1">Política de versiones<text:tab/>2</text:p>
          <text:p text:style-name="P1">Planificación de versiones hasta la 1.0<text:tab/>3</text:p>
          <text:p text:style-name="P1">Planificación de versiones hasta la 2.0<text:tab/>3</text:p>
        </text:index-body>
      </text:table-of-content>
      <text:h text:style-name="Heading_20_1" text:outline-level="1">Motivación</text:h>
      <text:p text:style-name="Text_20_body">Me gusta hacer videojuegos como aficionado, y de entre todos los lenguajes de programación que conozco (BASIC, C, Java...), el que más me gusta es Object Pascal. <text:s/>Estuve buscando compiladores Pascal para MSX, pero los únicos que he encontrado son comerciales, sin código fuente y para el sistema operativo CP/M, que no poseo ni sé manejar. <text:s/>Así que me he liado la manta a la cabeza y he decidido crear un compilador de Pascal para microprocesadores Z80.</text:p>
      <text:p text:style-name="Text_20_body">Al principio pensé en añadir una nueva plataforma objetivo al compilador Free Pascal<text:note text:id="ftn1" text:note-class="footnote"><text:note-citation text:label="†">†</text:note-citation><text:note-body><text:p text:style-name="Footnote">Más información sobre el compilador Free Pascal en http://www.freepascal.org/</text:p></text:note-body></text:note>, sin embargo este es un compilador de 32 bits y puede resultar muy difícil adaptarlo a un sistema de 8 bits.</text:p>
      <text:h text:style-name="Heading_20_1" text:outline-level="1">Características</text:h>
      <text:h text:style-name="Heading_20_2" text:outline-level="2">El lenguaje Pascal</text:h>
      <text:p text:style-name="Text_20_body">El dialecto soportado por el compilador será el Pascal básico. <text:s/>Aun así, se añadirán ciertas características que faciliten la creación de bibliotecas. <text:s/>En concreto:</text:p>
      <text:list xml:id="list1923420594" text:style-name="L1">
        <text:list-item>
          <text:p text:style-name="P3">Cláusula USES. <text:s/>Esto implica archivos UNIT con secciones INTERFACE e IMPLEMENTATION. <text:s/>En principio no se soportará INITIALIZATION ni FINALIZATION, a menos que se vean beneficios claros.</text:p>
        </text:list-item>
        <text:list-item>
          <text:p text:style-name="P3">Bloques de código ASM .. END. <text:s/>Evidentemente dirigido al microprocesador Z80.</text:p>
        </text:list-item>
        <text:list-item>
          <text:p text:style-name="P3">Algún sistema que permita traducir llamadas a procedimientos o funciones en llamadas directas a la BIOS del sistema. <text:s/>Tal vez algo al estilo de la directiva MESSAGE de Delphi.</text:p>
        </text:list-item>
      </text:list>
      <text:p text:style-name="Text_20_body">Una vez se consiga esto se verá si merece la pena y es posible añadirle todas o algunas de las características de Objetive Pascal como cadenas de caracteres de más de 255 caracteres, clases y objetos, excepciones, etc.</text:p>
      <text:p text:style-name="Text_20_body">Pero, vuelvo a decir, al principio se soportará un Pascal básico.</text:p>
      <text:h text:style-name="Heading_20_2" text:outline-level="2">Bibliotecas</text:h>
      <text:p text:style-name="Text_20_body">El compilador incluirá, en principio, dos bibliotecas básicas: <text:s/>la RTL (RunTime Library) y la extendida.</text:p>
      <text:h text:style-name="Heading_20_3" text:outline-level="3"><text:soft-page-break/>Biblioteca RTL</text:h>
      <text:p text:style-name="Text_20_body">Se trata de la biblioteca esencial de Pascal y está definida por la norma ISO que define el lenguaje. <text:s/>Estrictamente hablando se implementa en una unidad llamada “system”, pero no es necesario añadirla a la cláusula USES ya que se enlaza implícitamente al compilar cualquier programa.</text:p>
      <text:p text:style-name="Text_20_body">Esta unidad inicializa el programa (al estilo del archivo C0.OBJ del viejo Turbo-C), define las variables del sistema y una serie de funciones y procedimientos básicos. <text:s/>Algunos procedimientos de esta unidad no funcionan exactamente igual que los “normales” (por ejemplo, WriteLn admite un número variable de parámetros, algo que, en principio, no admite el lenguaje Pascal) por lo que parte de esta biblioteca no puede ser implementada como una unidad Pascal. <text:s/>Algunos compiladores la implementan directamente en el compilador y no como una unidad externa. <text:s/>Otros compiladores sí la implementan como unidad Pascal, gracias al uso de directivas, e incluso añaden en esta la definición de tipos básicos tales como INTEGER o POINTER.</text:p>
      <text:p text:style-name="Text_20_body">Z80-Pascal lo implementará de forma mixta. <text:s/>Es decir, los tipos básicos y los procedimientos y funciones que no puedan codificarse ajustándose al lenguaje Pascal se implementarán dentro del propio compilador, mientras que el resto se implementará como una unidad externa que se enlazará con el ejecutable de forma implícita.</text:p>
      <text:h text:style-name="Heading_20_3" text:outline-level="3">Biblioteca extendida</text:h>
      <text:p text:style-name="Text_20_body">Esta biblioteca implementará aquellos procedimientos y funciones característicos de cada sistema. <text:s/>No sólo permitirá aprovechar estas características, sino que también facilitará que los programas escritos para este compilador sean multiplataforma<text:note text:id="ftn2" text:note-class="footnote"><text:note-citation text:label="†">†</text:note-citation><text:note-body><text:p text:style-name="Footnote">Soñar es gratis. <text:s/>Quién sabe, tal vez incluso salga algo interesante.</text:p></text:note-body></text:note>. <text:s/>Debería ser suficiente con implementar las unidades de esta biblioteca para que otro compilador pueda generar un ejecutable válido.</text:p>
      <text:p text:style-name="Text_20_body">En cuanto a cómo será esta biblioteca, todavía no lo tengo claro. <text:s/>Para empezar, no sé si meterlo todo en una única unidad (por ejemplo, llamada MSX) o distribuirla en varias unidades más pequeñas y específicas (por ejemplo, MSXgrf, MSXspr, MSXsnd, ...).</text:p>
      <text:p text:style-name="Text_20_body">En cualquier caso es indudable que, para asegurar la portabilidad de esta biblioteca, es necesario que defina una serie de variables que permitan el acceso directo a zonas de la memoria del sistema incluida la memoria de vídeo.</text:p>
      <text:h text:style-name="Heading_20_2" text:outline-level="2">Opciones del compilador</text:h>
      <text:p text:style-name="Text_20_body">Como mi experiencia desarrollando compiladores es nula, no puedo hablar de introducir opciones de optimización. <text:s/>Aun así, el compilador debería soportar algunas directivas de compilación condicional ({$IFDEF } ... {$ENDIF}). <text:s/>Esto facilitará la depuración y la creación de código portátil.</text:p>
      <text:p text:style-name="Text_20_body">Por otro lado, debería admitir la posibilidad de generar un archivo fuente en ensamblador, con el código Pascal original comentado, no sólo para depurar el compilador sino también para facilitar la optimización manual del código.</text:p>
      <text:h text:style-name="Heading_20_1" text:outline-level="1">Objetivos</text:h>
      <text:h text:style-name="Heading_20_2" text:outline-level="2">Política de versiones</text:h>
      <text:p text:style-name="Text_20_body">Se utilizarán tres números de versión.</text:p>
      <text:list xml:id="list1518186856" text:style-name="L2">
        <text:list-item>
          <text:p text:style-name="P4"><text:soft-page-break/>El menor de ellos indicará la revisión de errores o cambios menores.</text:p>
        </text:list-item>
        <text:list-item>
          <text:p text:style-name="P4">El valor medio indicará nuevas capacidades añadidas que no supongan la eliminación de capacidades anteriores, de forma que todo lo que se podía hacer antes sigue siendo posible.</text:p>
        </text:list-item>
        <text:list-item>
          <text:p text:style-name="P4">El número mayor indica una reimplementación completa, una modificación que añada incompatibilidades importantes respecto a versiones anteriores, cambios importantes en las estrategias, etc.</text:p>
        </text:list-item>
      </text:list>
      <text:h text:style-name="Heading_20_2" text:outline-level="2">Planificación de versiones hasta la 1.0</text:h>
      <text:p text:style-name="Text_20_body">Se irán liberando versiones según se alcancen los siguientes hitos (no necesariamente en este orden):</text:p>
      <text:list xml:id="list1674465896" text:style-name="L3">
        <text:list-item>
          <text:p text:style-name="P5">Operaciones aritméticas.</text:p>
        </text:list-item>
        <text:list-item>
          <text:p text:style-name="P5">Implementación de Write, WriteLn y ReadLn.</text:p>
        </text:list-item>
        <text:list-item>
          <text:p text:style-name="P5">Variables de tipo CHAR, BYTE, INTEGER y WORD.</text:p>
        </text:list-item>
        <text:list-item>
          <text:p text:style-name="P5">Variables y constantes de tipo STRING (con operación de encadenación).</text:p>
        </text:list-item>
        <text:list-item>
          <text:p text:style-name="P5">Operaciones lógicas AND, OR y NOT.</text:p>
        </text:list-item>
        <text:list-item>
          <text:p text:style-name="P5">Instrucciones de control (IF, WHILE y REPEAT).</text:p>
        </text:list-item>
        <text:list-item>
          <text:p text:style-name="P5">Operaciones de bit (SHL, SHR, OR, AND...).</text:p>
        </text:list-item>
        <text:list-item>
          <text:p text:style-name="P5">Procedimientos.</text:p>
        </text:list-item>
        <text:list-item>
          <text:p text:style-name="P5">Funciones.</text:p>
        </text:list-item>
        <text:list-item>
          <text:p text:style-name="P5">Bloque ASM ... END;</text:p>
        </text:list-item>
      </text:list>
      <text:h text:style-name="Heading_20_2" text:outline-level="2">Planificación de versiones hasta la 2.0</text:h>
      <text:p text:style-name="Text_20_body">Evidentemente, depende de cómo salga la versión anterior.</text:p>
      <text:list xml:id="list731334554" text:continue-list="list1674465896" text:style-name="L3">
        <text:list-item text:start-value="1">
          <text:p text:style-name="P5">Unidades externas.</text:p>
        </text:list-item>
        <text:list-item>
          <text:p text:style-name="P5">No enlazar (añadir) procedimientos, funciones y variables globales que no se utilicen.</text:p>
        </text:list-item>
        <text:list-item>
          <text:p text:style-name="P5">Biblioteca de funciones específicas para MSX, ZX, etc: Gráficos y soni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1" svg:font-family="'Nimbus Roman No9 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DejaVu Sans" style:font-size-asian="10.5pt" style:language-asian="es" style:country-asian="ES" style:font-name-complex="DejaVu Sans"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Nimbus Roman No9 L1" fo:font-size="10pt" style:font-name-asian="Nimbus Roman No9 L1" style:font-size-asian="10pt" style:font-name-complex="Nimbus Roman No9 L1"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date>2009-09-24T13:04:53</dc:date>
    <meta:editing-cycles>48</meta:editing-cycles>
    <meta:editing-duration>PT02H24M08S</meta:editing-duration>
    <meta:document-statistic meta:table-count="0" meta:image-count="0" meta:object-count="0" meta:page-count="3" meta:paragraph-count="60" meta:word-count="959" meta:character-count="6137"/>
    <meta:user-defined meta:name="Información 1"/>
    <meta:user-defined meta:name="Información 2"/>
    <meta:user-defined meta:name="Información 3"/>
    <meta:user-defined meta:name="Información 4"/>
  </office:meta>
</office:document-meta>
</file>